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iraSans" svg:font-family="FiraSans, Verdan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410e9" officeooo:paragraph-rsid="001410e9"/>
    </style:style>
    <style:style style:name="P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1410e9" officeooo:paragraph-rsid="001410e9" style:font-size-asian="12pt" style:font-size-complex="12pt"/>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fo:font-style="italic"/>
    </style:style>
    <style:style style:name="T2" style:family="text">
      <style:text-properties fo:font-size="11pt" style:font-size-asian="11pt" style:font-size-complex="11pt"/>
    </style:style>
    <style:style style:name="T3" style:family="text">
      <style:text-properties style:font-name="Liberation Serif" fo:font-size="11pt" style:font-size-asian="11pt" style:font-size-complex="11pt"/>
    </style:style>
    <style:style style:name="T4" style:family="text">
      <style:text-properties style:font-name="Liberation Serif"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ividade de filosofia</text:p>
      <text:p text:style-name="P1"/>
      <text:p text:style-name="P1"/>
      <text:p text:style-name="P2">Vetor de lutas sociais e políticas e das lutas cotidianas nos bairros populares, o hip-hop é uma ferramenta de denúncia, defesa e promoção de movimentos sociais. Por meio do rap, da dança ou do grafite, o hip-hop pode transmitir mensagens e tornar visível a solidariedade internacional e as lutas pela igualdade e contra todas as formas de dominação e discriminação. O surgimento deste movimento musical, cultural e social reflete uma certa democratização da música através de novas formas de expressões das classes populares.</text:p>
      <text:p text:style-name="P3">Oriundo de bairros pobres, o hip-hop nasceu no início dos anos 1970, primeiro em Nova York antes de se espalhar pelos Estados Unidos. Através de múltiplas influências musicais (jazz, funk, soul ...), as populações que vivem nos guetos expressam uma voz social e política. Não há necessidade de ser músico, cantor ou ter instrumentos disponíveis. Trata-se de reutilizar os padrões musicais para falar sobre a realidade do cotidiano nas periferias, a pobreza, o racismo e a violência policial, trata-se de uma forma de se libertar da violência do Estado.</text:p>
      <text:p text:style-name="P3">Desde o início, as reivindicações afro-americanas encontradas nos textos tratavam de temas semelhantes aos do Partido dos Panteras Negras. A influência do movimento revolucionário dos Panteras Negras sobre o hip-hop também pode ser vista nos laços de filiação como os observados entre o rapper 2Pac e sua mãe, Afeni Shakur, membro do partido.</text:p>
      <text:p text:style-name="P3">Se a essência do hip-hop é social e política, o sistema conseguiu recuperar parte da cultura hip-hop. Embora tal recuperação e desenvolvimento da indústria fonográfica tenha criado um mercado para o rap consciente ou de protesto, também permitiu o surgimento de um rap enfraquecido de qualquer reivindicação. E a chegada das “majores” despolitizadas na indústria musical trouxe importantes conflitos, como a conhecida rivalidade entre os rappers da Costa Leste e os da Costa Oeste. Entretanto, longe de ser amordaçada, a voz comprometida é ouvida através de grupos como o <text:span text:style-name="T1">Public Enemy</text:span>.</text:p>
      <text:p text:style-name="P3">O movimento passou a ser exportado internacionalmente na década de 1980, promovendo solidariedades internacionalistas e o desenvolvimento de cenas locais ao redor do mundo, assim como estabelecendo pontes com outras influências (como com o hard rock e o reggae).</text:p>
      <text:p text:style-name="P3">Se com a chegada do hip-hop na França, grupos comprometidos como <text:span text:style-name="T1">NTM</text:span> e <text:span text:style-name="T1">Assassin</text:span> acabam por se inscrever como parte dessa linhagem, o movimento também experimentará o mesmo fenômeno de recuperação comercial. Em contraste, rótulos e produções independentes estão se desenvolvendo. Encontraremos essa essência social e política nas mensagens comprometidas, seja qual for sua forma, contra o racismo, a violência policial, os assassinatos nas periferias ... mas também na solidariedade com presos políticos, encarcerados, por exemplo, nos Estados Unidos, como Mumia Abu-Jamal e Leonard Peltier. Se <text:span text:style-name="T1">Assassin</text:span> desapareceu da paisagem hoje, outros grupos e coletivos estão perpetuando essa contracultura independente do hip-hop, adotando a contestação do sistema, a solidariedade, a convergência e a memória das lutas .</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iraSans" svg:font-family="FiraSans, Verdan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8T11:05:07.838065314</meta:creation-date>
    <dc:date>2020-10-28T11:12:09.739656190</dc:date>
    <meta:editing-duration>PT7M2S</meta:editing-duration>
    <meta:editing-cycles>1</meta:editing-cycles>
    <meta:document-statistic meta:table-count="0" meta:image-count="0" meta:object-count="0" meta:page-count="1" meta:paragraph-count="8" meta:word-count="475" meta:character-count="3101" meta:non-whitespace-character-count="2632"/>
    <meta:generator>LibreOffice/6.4.6.2$Linux_X86_64 LibreOffice_project/40$Build-2</meta:generator>
  </office:meta>
</office:document-meta>
</file>